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Heading_20_1" style:master-page-name="Standard">
      <style:paragraph-properties fo:margin-top="0.278in" fo:margin-bottom="0.1665in" loext:contextual-spacing="false" fo:line-height="100%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ckvkh9vknju"/>Quantum Metrology with Photoelectrons Vol. 3: <text:span text:style-name="T1">Analysis methodologies</text:span></text:p>
      <text:p text:style-name="Standard">Notes for proposal (following outline doc “IOP ebook proposal form v010920.docx”)</text:p>
      <text:p text:style-name="Standard">02/09/21, v1</text:p>
      <text:p text:style-name="Standard"/>
      <text:p text:style-name="Standard">General overview: <text:line-break/><text:span text:style-name="T2">Vol. 3. will focus on analysis techniques for quantum metrology with photoelectrons, including:</text:span></text:p>
      <text:list xml:id="list1538724390" text:style-name="WWNum1">
        <text:list-item>
          <text:p text:style-name="P1"><text:span text:style-name="T2">Interpreting experimental data.</text:span></text:p>
        </text:list-item>
        <text:list-item>
          <text:p text:style-name="P1"><text:span text:style-name="T2">Extraction/reconstruction/determination of quantum mechanical properties (matrix elements, wavefunctions, density matrices) from experimental data.</text:span></text:p>
        </text:list-item>
        <text:list-item>
          <text:p text:style-name="P1"><text:span text:style-name="T2">Comparison of experimental and theoretical data.</text:span></text:p>
        </text:list-item>
        <text:list-item>
          <text:p text:style-name="P1"><text:span text:style-name="T2">New analysis methodologies &amp; techniques.</text:span></text:p>
        </text:list-item>
        <text:list-item>
          <text:p text:style-name="P2"><text:span text:style-name="T2">Introduction to newly-developed software platform (see below).</text:span></text:p>
        </text:list-item>
      </text:list>
      <text:p text:style-name="P5"/>
      <text:p text:style-name="P6"><text:span text:style-name="T2">Provisional contents:</text:span></text:p>
      <text:p text:style-name="P5"/>
      <text:p text:style-name="P6"><text:span text:style-name="T3">Part 1: theory &amp; software</text:span><text:span text:style-name="T2"> (general review &amp; update of the topic, including recent theory developments)</text:span></text:p>
      <text:list xml:id="list2346136093" text:style-name="WWNum2">
        <text:list-item>
          <text:p text:style-name="P4"><text:span text:style-name="T2">Introduction</text:span></text:p>
          <text:list>
            <text:list-item>
              <text:p text:style-name="P7"><text:span text:style-name="T2">Topic overview.</text:span></text:p>
            </text:list-item>
            <text:list-item>
              <text:p text:style-name="P7"><text:span text:style-name="T2">Context of vol. 3 (following vols. 1 &amp; 2).</text:span></text:p>
            </text:list-item>
            <text:list-item>
              <text:p text:style-name="P7"><text:span text:style-name="T2">Aims: Vol. 3 in the series will continue the exploration of quantum metrology with photoelectrons, with a focus on numerical analysis techniques, forging a closer link between experimental and theoretical results, and making the methodologies discussed directly accessible via a new software platform/ecosystem.</text:span></text:p>
            </text:list-item>
          </text:list>
        </text:list-item>
        <text:list-item>
          <text:p text:style-name="P4"><text:span text:style-name="T2">Quantum metrology software platform/ecosystem overview</text:span></text:p>
          <text:list>
            <text:list-item>
              <text:p text:style-name="P7"><text:span text:style-name="T2">Introduction to python packages for simulation, data analysis, and open-data.</text:span></text:p>
            </text:list-item>
            <text:list-item>
              <text:p text:style-name="P7"><text:span text:style-name="T2">Photoelectron metrology toolkit (PEMtk) package/platform for experimental data processing &amp; analysis. (See </text:span><text:a xlink:type="simple" xlink:href="https://pemtk.readthedocs.io" text:style-name="ListLabel_20_19" text:visited-style-name="ListLabel_20_19"><text:span text:style-name="T6">pemtk.readthedocs.io</text:span></text:a><text:span text:style-name="T2">.)</text:span></text:p>
            </text:list-item>
            <text:list-item>
              <text:p text:style-name="P7"><text:span text:style-name="T2">ePSproc package for theory &amp; simulation. (See </text:span><text:a xlink:type="simple" xlink:href="https://epsproc.readthedocs.io" text:style-name="ListLabel_20_19" text:visited-style-name="ListLabel_20_19"><text:span text:style-name="T6">epsproc.readthedocs.io</text:span></text:a><text:span text:style-name="T2">.)</text:span></text:p>
            </text:list-item>
            <text:list-item>
              <text:p text:style-name="P7"><text:span text:style-name="T2">ePSdata platform for data/results library (</text:span><text:a xlink:type="simple" xlink:href="https://phockett.github.io/ePSdata/about.html#Motivation" text:style-name="ListLabel_20_19" text:visited-style-name="ListLabel_20_19"><text:span text:style-name="T6">https://phockett.github.io/ePSdata/about.html#Motivation</text:span></text:a><text:span text:style-name="T2">).</text:span></text:p>
            </text:list-item>
          </text:list>
        </text:list-item>
        <text:list-item>
          <text:p text:style-name="P4"><text:span text:style-name="T2">General method development: geometric tensor treatment of photoionization, fitting &amp; matrix-inversion techniques</text:span></text:p>
          <text:list>
            <text:list-item>
              <text:p text:style-name="P7"><text:span text:style-name="T2">Theory development overview - tensor methods (e.g. </text:span><text:a xlink:type="simple" xlink:href="https://epsproc.readthedocs.io/en/latest/methods/geometric_method_dev_pt3_AFBLM_090620_010920_dev_bk100920.html" text:style-name="ListLabel_20_19" text:visited-style-name="ListLabel_20_19"><text:span text:style-name="T6">https://epsproc.readthedocs.io/en/latest/methods/geometric_method_dev_pt3_AFBLM_090620_010920_dev_bk100920.html</text:span></text:a><text:span text:style-name="T2">) </text:span></text:p>
            </text:list-item>
            <text:list-item>
              <text:p text:style-name="P7"><text:soft-page-break/><text:span text:style-name="T2">Direct molecular frame reconstruction via matrix-inversion methods (see Gregory, Margaret, Paul Hockett, Albert Stolow, and Varun Makhija. “Towards Molecular Frame Photoelectron Angular Distributions in Polyatomic Molecules from Lab Frame Coherent Rotational Wavepacket Evolution.” </text:span><text:span text:style-name="T5">Journal of Physics B: Atomic, Molecular and Optical Physics</text:span><text:span text:style-name="T2"> 54, no. 14 (July 2021): 145601.</text:span><text:a xlink:type="simple" xlink:href="https://doi.org/10.1088/1361-6455/ac135f" text:style-name="ListLabel_20_20" text:visited-style-name="ListLabel_20_20"><text:span text:style-name="T2"> </text:span></text:a><text:a xlink:type="simple" xlink:href="https://doi.org/10.1088/1361-6455/ac135f" text:style-name="ListLabel_20_19" text:visited-style-name="ListLabel_20_19"><text:span text:style-name="T6">https://doi.org/10.1088/1361-6455/ac135f</text:span></text:a><text:span text:style-name="T2">.)</text:span></text:p>
            </text:list-item>
          </text:list>
        </text:list-item>
        <text:list-item>
          <text:p text:style-name="P4"><text:span text:style-name="T2">Numerical implementation &amp; analysis platform tools</text:span></text:p>
          <text:list>
            <text:list-item>
              <text:p text:style-name="P7"><text:span text:style-name="T2">Tensor methods implementation in ePSproc/PEMtk.</text:span></text:p>
            </text:list-item>
            <text:list-item>
              <text:p text:style-name="P7"><text:span text:style-name="T2">Information content analysis (inc. basis-set exploration, e.g. </text:span><text:a xlink:type="simple" xlink:href="https://pemtk.readthedocs.io/en/latest/fitting/PEMtk_fitting_basis-set_demo_050621-full.html" text:style-name="ListLabel_20_19" text:visited-style-name="ListLabel_20_19"><text:span text:style-name="T6">https://pemtk.readthedocs.io/en/latest/fitting/PEMtk_fitting_basis-set_demo_050621-full.html</text:span></text:a><text:span text:style-name="T2"> ), see also vol. 2, sect. 12.1.</text:span></text:p>
            </text:list-item>
            <text:list-item>
              <text:p text:style-name="P7"><text:span text:style-name="T2">Density matrix analysis. (e.g. </text:span><text:a xlink:type="simple" xlink:href="https://epsproc.readthedocs.io/en/dev/methods/density_mat_notes_demo_300821.html" text:style-name="ListLabel_20_19" text:visited-style-name="ListLabel_20_19"><text:span text:style-name="T6">https://epsproc.readthedocs.io/en/dev/methods/density_mat_notes_demo_300821.html</text:span></text:a><text:span text:style-name="T2">) </text:span></text:p>
            </text:list-item>
            <text:list-item>
              <text:p text:style-name="P8"><text:span text:style-name="T2">Generalised bootstrapping implementation in PEMtk (see vol. 2, sects. 11.3 &amp; 12.3)</text:span></text:p>
            </text:list-item>
          </text:list>
        </text:list-item>
      </text:list>
      <text:p text:style-name="P6"><text:span text:style-name="T3">Part 2: numerical examples</text:span><text:span text:style-name="T2"> (open-source worked examples using the new software platform)</text:span></text:p>
      <text:list xml:id="list82058299392199" text:continue-numbering="true" text:style-name="WWNum2">
        <text:list-item>
          <text:p text:style-name="P4"><text:span text:style-name="T2">Quantum metrology example: generalised bootstrapping for a homonuclear diatomic scattering system (N2)*</text:span></text:p>
          <text:list>
            <text:list-item>
              <text:p text:style-name="P7"><text:span text:style-name="T2">Experimental data overview &amp; simulation.</text:span></text:p>
            </text:list-item>
            <text:list-item>
              <text:p text:style-name="P7"><text:span text:style-name="T2">Matrix element extraction (bootstrap protocol, see vol. 2, sects. 11.3 &amp; 12.3) &amp; statistical analysis.</text:span></text:p>
            </text:list-item>
            <text:list-item>
              <text:p text:style-name="P7"><text:span text:style-name="T2">Direct molecular frame reconstruction via matrix-inversion methods.</text:span></text:p>
            </text:list-item>
            <text:list-item>
              <text:p text:style-name="P7"><text:span text:style-name="T2">Comparison of methods.</text:span></text:p>
            </text:list-item>
            <text:list-item>
              <text:p text:style-name="P7"><text:span text:style-name="T2">Information content/quantum information analysis. (See <text:s/>vol. 2, sect. 12.1.)</text:span></text:p>
            </text:list-item>
          </text:list>
        </text:list-item>
        <text:list-item>
          <text:p text:style-name="P4"><text:span text:style-name="T2">Quantum metrology example: generalised bootstrapping for a heteronuclear scattering system (CO)*</text:span></text:p>
          <text:list>
            <text:list-item>
              <text:p text:style-name="P7"><text:span text:style-name="T2">Experimental data overview &amp; simulation.</text:span></text:p>
            </text:list-item>
            <text:list-item>
              <text:p text:style-name="P7"><text:span text:style-name="T2">Matrix element extraction (bootstrap protocol, see vol. 2, sects. 11.3 &amp; 12.3) &amp; statistical analysis.</text:span></text:p>
            </text:list-item>
            <text:list-item>
              <text:p text:style-name="P7"><text:span text:style-name="T2">Direct molecular frame reconstruction via matrix-inversion methods.</text:span></text:p>
            </text:list-item>
            <text:list-item>
              <text:p text:style-name="P7"><text:span text:style-name="T2">Comparison of methods.</text:span></text:p>
            </text:list-item>
            <text:list-item>
              <text:p text:style-name="P7"><text:span text:style-name="T2">Information content/quantum information analysis. (See <text:s/>vol. 2, sect. 12.1.)</text:span></text:p>
            </text:list-item>
          </text:list>
        </text:list-item>
        <text:list-item>
          <text:p text:style-name="P4"><text:span text:style-name="T2">Quantum metrology example: generalised bootstrapping and matrix-inversion methods for a complex/general asymmetric top scattering system (C2H4 (ethylene))*</text:span></text:p>
          <text:list>
            <text:list-item>
              <text:p text:style-name="P7"><text:span text:style-name="T2">Experimental data overview &amp; simulation.</text:span></text:p>
            </text:list-item>
            <text:list-item>
              <text:p text:style-name="P7"><text:span text:style-name="T2">Matrix element extraction (bootstrap protocol, see vol. 2, sects. 11.3 &amp; 12.3) &amp; statistical analysis.</text:span></text:p>
            </text:list-item>
            <text:list-item>
              <text:p text:style-name="P7"><text:span text:style-name="T2">Direct molecular frame reconstruction via matrix-inversion methods.</text:span></text:p>
            </text:list-item>
            <text:list-item>
              <text:p text:style-name="P7"><text:span text:style-name="T2">Comparison of methods.</text:span></text:p>
            </text:list-item>
            <text:list-item>
              <text:p text:style-name="P7"><text:span text:style-name="T2">Information content/quantum information analysis.</text:span></text:p>
            </text:list-item>
          </text:list>
        </text:list-item>
        <text:list-item>
          <text:p text:style-name="P4"><text:span text:style-name="T2">Future directions &amp; outlook</text:span></text:p>
        </text:list-item>
        <text:list-item>
          <text:p text:style-name="P3"><text:soft-page-break/><text:span text:style-name="T2">Summary &amp; conclusions</text:span></text:p>
        </text:list-item>
      </text:list>
      <text:p text:style-name="P5"/>
      <text:p text:style-name="P6"><text:span text:style-name="T2">* Exact choice of “simple” and “complex” systems may change, but should include a homonuclear diatomic and/or heteronuclear diatomic, and symmetric and asymmetric top polyatomic systems. May also include an atomic exam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542" meta:character-count="4393" meta:non-whitespace-character-count="3938"/>
    <meta:generator>LibreOfficeDev/6.0.5.2$Linux_X86_64 LibreOffice_project/</meta:generator>
  </office:meta>
</office:document-meta>
</file>